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4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5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6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7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8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9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10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13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4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15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18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9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20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5.00%" fo:text-align="left" fo:margin-bottom="8.00pt"/>
    </style:style>
    <style:style style:name="P3" style:family="paragraph">
      <style:paragraph-properties fo:line-height="150.00%" fo:text-align="left" fo:margin-bottom="8.00pt"/>
    </style:style>
    <style:style style:name="P4" style:family="paragraph">
      <style:paragraph-properties fo:line-height="105.00%" fo:text-align="left" fo:margin-bottom="8.00pt"/>
    </style:style>
  </office:automatic-styles>
  <office:body>
    <office:text>
      <text:p text:style-name="P1"><text:span text:style-name="T1">Fábrica de Software – Instituto de Informática – Universidade Federal de Goiás</text:span></text:p>
      <text:p text:style-name="P1"><text:span text:style-name="T1">Nome do Projeto</text:span></text:p>
      <text:p text:style-name="P2"><text:span text:style-name="T1">Relatório Individual</text:span></text:p>
      <text:p text:style-name="P2"><text:span text:style-name="T2"/></text:p>
      <text:p text:style-name="P3"><text:span text:style-name="T3">Aluno</text:span><text:span text:style-name="T4">: Cláudio Cavalcante Tonhá<text:tab/><text:tab/><text:tab/><text:tab/><text:tab/></text:span><text:span text:style-name="T5">Data:</text:span><text:span text:style-name="T6"><text:s/>04/10/2013</text:span></text:p>
      <text:p text:style-name="P3"><text:span text:style-name="T6">Fa</text:span><text:span text:style-name="T7">se/Iteração:</text:span><text:span text:style-name="T8"><text:s/>Sprint 2<text:tab/> <text:tab/><text:tab/><text:tab/><text:tab/></text:span><text:span text:style-name="T9">Esforço Total:</text:span><text:span text:style-name="T10"><text:s/>8 horas</text:span></text:p>
      <text:p text:style-name="P3"><text:span text:style-name="T11"/></text:p>
      <text:p text:style-name="P3"><text:span text:style-name="T12">Atividade: Criação do Documento de padrões javascript</text:span><text:span text:style-name="T13"><text:tab/><text:tab/></text:span><text:span text:style-name="T14">Esforço: 8 horas</text:span></text:p>
      <text:p text:style-name="P3"><text:span text:style-name="T15">Descrição: Criação do documento dos padrões javascript.</text:span></text:p>
      <text:p text:style-name="P3"><text:span text:style-name="T15">Produtos: Padrões javascript</text:span></text:p>
      <text:p text:style-name="P3"><text:span text:style-name="T15">Equipe: FrontEnd</text:span></text:p>
      <text:p text:style-name="P3"><text:span text:style-name="T15">Artefato: Em desenvolvimento</text:span></text:p>
      <text:p text:style-name="P3"><text:span text:style-name="T16"/></text:p>
      <text:p text:style-name="P3"><text:span text:style-name="T17">Atividade: Desenvolvimento dos gráficos e exportação.</text:span><text:span text:style-name="T18"><text:tab/><text:tab/></text:span><text:span text:style-name="T19">Esforço: 8 horas</text:span></text:p>
      <text:p text:style-name="P3"><text:span text:style-name="T20">Descrição: Estudo do chart.js, criação dos módulos javascript (componentização), teste nos navegadores.</text:span></text:p>
      <text:p text:style-name="P3"><text:span text:style-name="T20">Produtos: Código-fonte</text:span></text:p>
      <text:p text:style-name="P3"><text:span text:style-name="T20">Equipe: FrontEnd</text:span></text:p>
      <text:p text:style-name="P3"><text:span text:style-name="T20">Artefato: Código-fonte (em desenvolvimento)</text:span></text:p>
      <text:p text:style-name="P4"><text:span text:style-name="T2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